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fo:orphans="2" fo:widows="2"/>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0:32:42</meta:creation-date>
    <dc:creator>Trihus</dc:creator>
    <dc:date>2012-09-11T10:32: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2.0.257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1"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